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7ea3" officeooo:paragraph-rsid="00007ea3"/>
    </style:style>
    <style:style style:name="P2" style:family="paragraph" style:parent-style-name="Standard">
      <style:text-properties officeooo:rsid="0000b8e4" officeooo:paragraph-rsid="0000b8e4"/>
    </style:style>
    <style:style style:name="P3" style:family="paragraph" style:parent-style-name="Standard">
      <style:text-properties officeooo:rsid="0003ee9f" officeooo:paragraph-rsid="0003ee9f"/>
    </style:style>
    <style:style style:name="P4" style:family="paragraph" style:parent-style-name="Standard">
      <style:text-properties fo:font-weight="bold" officeooo:rsid="0007f0ed" officeooo:paragraph-rsid="0007f0ed" style:font-weight-asian="bold" style:font-weight-complex="bold"/>
    </style:style>
    <style:style style:name="P5" style:family="paragraph" style:parent-style-name="Standard">
      <style:text-properties fo:font-weight="bold" officeooo:rsid="000a88c6" officeooo:paragraph-rsid="000a88c6" style:font-weight-asian="bold" style:font-weight-complex="bold"/>
    </style:style>
    <style:style style:name="P6" style:family="paragraph" style:parent-style-name="Standard">
      <style:text-properties fo:font-weight="bold" officeooo:rsid="000bc9a1" officeooo:paragraph-rsid="000bc9a1" style:font-weight-asian="bold" style:font-weight-complex="bold"/>
    </style:style>
    <style:style style:name="P7" style:family="paragraph" style:parent-style-name="Standard">
      <style:text-properties fo:font-weight="bold" officeooo:rsid="000e4768" officeooo:paragraph-rsid="000e4768" style:font-weight-asian="bold" style:font-weight-complex="bold"/>
    </style:style>
    <style:style style:name="P8" style:family="paragraph" style:parent-style-name="Standard">
      <style:text-properties fo:font-weight="bold" officeooo:rsid="000fe7e5" officeooo:paragraph-rsid="000fe7e5" style:font-weight-asian="bold" style:font-weight-complex="bold"/>
    </style:style>
    <style:style style:name="P9" style:family="paragraph" style:parent-style-name="Standard">
      <style:text-properties fo:font-weight="bold" officeooo:rsid="00146cd0" officeooo:paragraph-rsid="00146cd0" style:font-weight-asian="bold" style:font-weight-complex="bold"/>
    </style:style>
    <style:style style:name="P10" style:family="paragraph" style:parent-style-name="Standard">
      <style:text-properties fo:font-weight="bold" officeooo:rsid="00160d02" officeooo:paragraph-rsid="00160d02" style:font-weight-asian="bold" style:font-weight-complex="bold"/>
    </style:style>
    <style:style style:name="P11" style:family="paragraph" style:parent-style-name="Standard">
      <style:text-properties fo:font-weight="bold" officeooo:rsid="0019531a" officeooo:paragraph-rsid="0019531a" style:font-weight-asian="bold" style:font-weight-complex="bold"/>
    </style:style>
    <style:style style:name="P12" style:family="paragraph" style:parent-style-name="Standard">
      <style:text-properties fo:font-weight="bold" officeooo:rsid="001b1b25" officeooo:paragraph-rsid="001b1b25" style:font-weight-asian="bold" style:font-weight-complex="bold"/>
    </style:style>
    <style:style style:name="P13" style:family="paragraph" style:parent-style-name="Standard">
      <style:text-properties fo:font-weight="bold" officeooo:rsid="001ee7b3" officeooo:paragraph-rsid="001ee7b3" style:font-weight-asian="bold" style:font-weight-complex="bold"/>
    </style:style>
    <style:style style:name="P14" style:family="paragraph" style:parent-style-name="Standard">
      <style:text-properties fo:font-weight="bold" officeooo:rsid="0020195d" officeooo:paragraph-rsid="0020195d" style:font-weight-asian="bold" style:font-weight-complex="bold"/>
    </style:style>
    <style:style style:name="P15" style:family="paragraph" style:parent-style-name="Standard">
      <style:text-properties fo:font-weight="bold" officeooo:rsid="0020f5ca" officeooo:paragraph-rsid="0020f5ca" style:font-weight-asian="bold" style:font-weight-complex="bold"/>
    </style:style>
    <style:style style:name="P16" style:family="paragraph" style:parent-style-name="Standard">
      <style:text-properties fo:font-weight="bold" officeooo:rsid="0023f647" officeooo:paragraph-rsid="0023f647" style:font-weight-asian="bold" style:font-weight-complex="bold"/>
    </style:style>
    <style:style style:name="P17" style:family="paragraph" style:parent-style-name="Standard">
      <style:text-properties fo:font-weight="bold" officeooo:rsid="0023fccb" officeooo:paragraph-rsid="0023fccb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acf" officeooo:paragraph-rsid="00218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b0b2" officeooo:paragraph-rsid="0008b0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8acf" officeooo:paragraph-rsid="00218a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text-properties fo:font-weight="normal" officeooo:rsid="00007ea3" officeooo:paragraph-rsid="00007ea3" style:font-weight-asian="normal" style:font-weight-complex="normal"/>
    </style:style>
    <style:style style:name="P22" style:family="paragraph" style:parent-style-name="Standard">
      <style:text-properties fo:font-weight="normal" officeooo:rsid="0000b8e4" officeooo:paragraph-rsid="0000b8e4" style:font-weight-asian="normal" style:font-weight-complex="normal"/>
    </style:style>
    <style:style style:name="P23" style:family="paragraph" style:parent-style-name="Standard" style:list-style-name="L1">
      <style:text-properties officeooo:rsid="0000b8e4" officeooo:paragraph-rsid="0000b8e4"/>
    </style:style>
    <style:style style:name="P24" style:family="paragraph" style:parent-style-name="Standard" style:list-style-name="L2">
      <style:text-properties officeooo:rsid="0003ee9f" officeooo:paragraph-rsid="0003ee9f"/>
    </style:style>
    <style:style style:name="P25" style:family="paragraph" style:parent-style-name="Standard" style:list-style-name="L2">
      <style:text-properties fo:font-weight="bold" officeooo:rsid="0003ee9f" officeooo:paragraph-rsid="0003ee9f" style:font-weight-asian="bold" style:font-weight-complex="bold"/>
    </style:style>
    <style:style style:name="P26" style:family="paragraph" style:parent-style-name="Standard" style:list-style-name="L3">
      <style:text-properties fo:font-weight="bold" officeooo:rsid="0007f0ed" officeooo:paragraph-rsid="0007f0ed" style:font-weight-asian="bold" style:font-weight-complex="bold"/>
    </style:style>
    <style:style style:name="P27" style:family="paragraph" style:parent-style-name="Standard" style:list-style-name="L4">
      <style:text-properties fo:font-weight="bold" officeooo:rsid="000bc9a1" officeooo:paragraph-rsid="000bc9a1" style:font-weight-asian="bold" style:font-weight-complex="bold"/>
    </style:style>
    <style:style style:name="P28" style:family="paragraph" style:parent-style-name="Standard" style:list-style-name="L5">
      <style:text-properties fo:font-weight="bold" officeooo:rsid="000f9415" officeooo:paragraph-rsid="000f9415" style:font-weight-asian="bold" style:font-weight-complex="bold"/>
    </style:style>
    <style:style style:name="P29" style:family="paragraph" style:parent-style-name="Standard" style:list-style-name="L5">
      <style:text-properties fo:font-weight="bold" officeooo:rsid="00235916" officeooo:paragraph-rsid="00235916" style:font-weight-asian="bold" style:font-weight-complex="bold"/>
    </style:style>
    <style:style style:name="P30" style:family="paragraph" style:parent-style-name="Standard" style:list-style-name="L6">
      <style:text-properties fo:font-weight="bold" officeooo:rsid="000fe7e5" officeooo:paragraph-rsid="000fe7e5" style:font-weight-asian="bold" style:font-weight-complex="bold"/>
    </style:style>
    <style:style style:name="P31" style:family="paragraph" style:parent-style-name="Standard" style:list-style-name="L7">
      <style:text-properties fo:font-weight="bold" officeooo:rsid="00146cd0" officeooo:paragraph-rsid="00146cd0" style:font-weight-asian="bold" style:font-weight-complex="bold"/>
    </style:style>
    <style:style style:name="P32" style:family="paragraph" style:parent-style-name="Standard" style:list-style-name="L8">
      <style:text-properties fo:font-weight="bold" officeooo:rsid="00160d02" officeooo:paragraph-rsid="00160d02" style:font-weight-asian="bold" style:font-weight-complex="bold"/>
    </style:style>
    <style:style style:name="P33" style:family="paragraph" style:parent-style-name="Standard" style:list-style-name="L9">
      <style:text-properties fo:font-weight="bold" officeooo:rsid="0019531a" officeooo:paragraph-rsid="0019531a" style:font-weight-asian="bold" style:font-weight-complex="bold"/>
    </style:style>
    <style:style style:name="P34" style:family="paragraph" style:parent-style-name="Standard" style:list-style-name="L9">
      <style:text-properties fo:font-weight="bold" officeooo:rsid="0019cbf6" officeooo:paragraph-rsid="0019cbf6" style:font-weight-asian="bold" style:font-weight-complex="bold"/>
    </style:style>
    <style:style style:name="P35" style:family="paragraph" style:parent-style-name="Standard" style:list-style-name="L10">
      <style:text-properties fo:font-weight="bold" officeooo:rsid="001b348e" officeooo:paragraph-rsid="001b348e" style:font-weight-asian="bold" style:font-weight-complex="bold"/>
    </style:style>
    <style:style style:name="P36" style:family="paragraph" style:parent-style-name="Standard" style:list-style-name="L10">
      <style:text-properties fo:font-weight="bold" officeooo:rsid="001cee4a" officeooo:paragraph-rsid="001cee4a" style:font-weight-asian="bold" style:font-weight-complex="bold"/>
    </style:style>
    <style:style style:name="P37" style:family="paragraph" style:parent-style-name="Standard" style:list-style-name="L10">
      <style:text-properties fo:font-weight="bold" officeooo:rsid="001d1af8" officeooo:paragraph-rsid="001d1af8" style:font-weight-asian="bold" style:font-weight-complex="bold"/>
    </style:style>
    <style:style style:name="P38" style:family="paragraph" style:parent-style-name="Standard" style:list-style-name="L11">
      <style:text-properties fo:font-weight="bold" officeooo:rsid="001ee7b3" officeooo:paragraph-rsid="001ee7b3" style:font-weight-asian="bold" style:font-weight-complex="bold"/>
    </style:style>
    <style:style style:name="P39" style:family="paragraph" style:parent-style-name="Standard">
      <style:text-properties fo:language="pt" fo:country="BR" fo:font-weight="normal" officeooo:rsid="0003ee9f" officeooo:paragraph-rsid="0003ee9f" style:font-weight-asian="normal" style:font-weight-complex="normal"/>
    </style:style>
    <style:style style:name="P40" style:family="paragraph" style:parent-style-name="Standard" style:list-style-name="L3">
      <style:text-properties fo:language="pt" fo:country="BR" fo:font-weight="normal" officeooo:rsid="0007f0ed" officeooo:paragraph-rsid="0007f0ed" style:font-weight-asian="normal" style:font-weight-complex="normal"/>
    </style:style>
    <style:style style:name="P41" style:family="paragraph" style:parent-style-name="Standard">
      <style:text-properties fo:language="pt" fo:country="BR" fo:font-weight="normal" officeooo:rsid="0007f0ed" officeooo:paragraph-rsid="0007f0ed" style:font-weight-asian="normal" style:font-weight-complex="normal"/>
    </style:style>
    <style:style style:name="P42" style:family="paragraph" style:parent-style-name="Standard">
      <style:text-properties fo:language="pt" fo:country="BR" fo:font-weight="normal" officeooo:rsid="000a88c6" officeooo:paragraph-rsid="000a88c6" style:font-weight-asian="normal" style:font-weight-complex="normal"/>
    </style:style>
    <style:style style:name="P43" style:family="paragraph" style:parent-style-name="Standard">
      <style:text-properties fo:language="pt" fo:country="BR" fo:font-weight="normal" officeooo:rsid="000bc9a1" officeooo:paragraph-rsid="000bc9a1" style:font-weight-asian="normal" style:font-weight-complex="normal"/>
    </style:style>
    <style:style style:name="P44" style:family="paragraph" style:parent-style-name="Standard">
      <style:text-properties fo:language="pt" fo:country="BR" fo:font-weight="normal" officeooo:rsid="000f9415" officeooo:paragraph-rsid="000f9415" style:font-weight-asian="normal" style:font-weight-complex="normal"/>
    </style:style>
    <style:style style:name="P45" style:family="paragraph" style:parent-style-name="Standard" style:list-style-name="L6">
      <style:text-properties fo:language="pt" fo:country="BR" fo:font-weight="normal" officeooo:rsid="000fe7e5" officeooo:paragraph-rsid="000fe7e5" style:font-weight-asian="normal" style:font-weight-complex="normal"/>
    </style:style>
    <style:style style:name="P46" style:family="paragraph" style:parent-style-name="Standard">
      <style:text-properties fo:language="pt" fo:country="BR" fo:font-weight="normal" officeooo:rsid="00115e2a" officeooo:paragraph-rsid="000fe7e5" style:font-weight-asian="normal" style:font-weight-complex="normal"/>
    </style:style>
    <style:style style:name="P47" style:family="paragraph" style:parent-style-name="Standard">
      <style:text-properties fo:language="pt" fo:country="BR" fo:font-weight="normal" officeooo:rsid="00146cd0" officeooo:paragraph-rsid="00146cd0" style:font-weight-asian="normal" style:font-weight-complex="normal"/>
    </style:style>
    <style:style style:name="P48" style:family="paragraph" style:parent-style-name="Standard">
      <style:text-properties fo:language="pt" fo:country="BR" fo:font-weight="normal" officeooo:rsid="00160d02" officeooo:paragraph-rsid="00160d02" style:font-weight-asian="normal" style:font-weight-complex="normal"/>
    </style:style>
    <style:style style:name="P49" style:family="paragraph" style:parent-style-name="Standard">
      <style:text-properties fo:language="pt" fo:country="BR" fo:font-weight="normal" officeooo:rsid="001a8f03" officeooo:paragraph-rsid="0019cbf6" style:font-weight-asian="normal" style:font-weight-complex="normal"/>
    </style:style>
    <style:style style:name="P50" style:family="paragraph" style:parent-style-name="Standard" style:list-style-name="L10">
      <style:text-properties fo:language="pt" fo:country="BR" fo:font-weight="normal" officeooo:rsid="001d1af8" officeooo:paragraph-rsid="001d1af8" style:font-weight-asian="normal" style:font-weight-complex="normal"/>
    </style:style>
    <style:style style:name="P51" style:family="paragraph" style:parent-style-name="Standard">
      <style:text-properties fo:language="pt" fo:country="BR" fo:font-weight="normal" officeooo:rsid="001d1af8" officeooo:paragraph-rsid="001d1af8" style:font-weight-asian="normal" style:font-weight-complex="normal"/>
    </style:style>
    <style:style style:name="P52" style:family="paragraph" style:parent-style-name="Standard" style:list-style-name="L11">
      <style:text-properties fo:language="pt" fo:country="BR" fo:font-weight="normal" officeooo:rsid="001ee7b3" officeooo:paragraph-rsid="001ee7b3" style:font-weight-asian="normal" style:font-weight-complex="normal"/>
    </style:style>
    <style:style style:name="P53" style:family="paragraph" style:parent-style-name="Standard">
      <style:text-properties fo:language="pt" fo:country="BR" fo:font-weight="normal" officeooo:rsid="001ee7b3" officeooo:paragraph-rsid="001ee7b3" style:font-weight-asian="normal" style:font-weight-complex="normal"/>
    </style:style>
    <style:style style:name="P54" style:family="paragraph" style:parent-style-name="Standard">
      <style:text-properties fo:language="pt" fo:country="BR" fo:font-weight="normal" officeooo:rsid="0020195d" officeooo:paragraph-rsid="0020195d" style:font-weight-asian="normal" style:font-weight-complex="normal"/>
    </style:style>
    <style:style style:name="P55" style:family="paragraph" style:parent-style-name="Standard">
      <style:text-properties fo:language="pt" fo:country="BR" fo:font-weight="normal" officeooo:rsid="0020f5ca" officeooo:paragraph-rsid="0020f5ca" style:font-weight-asian="normal" style:font-weight-complex="normal"/>
    </style:style>
    <style:style style:name="P56" style:family="paragraph" style:parent-style-name="Standard">
      <style:text-properties fo:language="pt" fo:country="BR" fo:font-weight="normal" officeooo:rsid="0023f647" officeooo:paragraph-rsid="0023f64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ee9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ee9f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normal" style:font-weight-asian="normal" style:font-weight-complex="normal"/>
    </style:style>
    <style:style style:name="T7" style:family="text">
      <style:text-properties fo:language="pt" fo:country="BR" fo:font-weight="normal" officeooo:rsid="000c8c49" style:font-weight-asian="normal" style:font-weight-complex="normal"/>
    </style:style>
    <style:style style:name="T8" style:family="text">
      <style:text-properties fo:language="pt" fo:country="BR" fo:font-weight="normal" officeooo:rsid="00115e2a" style:font-weight-asian="normal" style:font-weight-complex="normal"/>
    </style:style>
    <style:style style:name="T9" style:family="text">
      <style:text-properties fo:language="pt" fo:country="BR" officeooo:rsid="00115e2a"/>
    </style:style>
    <style:style style:name="T10" style:family="text">
      <style:text-properties fo:language="pt" fo:country="BR" officeooo:rsid="001a8f03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21409a" fo:language="pt" fo:country="B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S/Cofins-importação são pagas no momento do <text:span text:style-name="T1">registro da DI</text:span><text:span text:style-name="T3">.</text:span></text:p>
      <text:p text:style-name="P21">PIS-importação → 2,1% (existem várias exceções).</text:p>
      <text:p text:style-name="P21">COFINS-importação → 9,65% (existem várias exceções).</text:p>
      <text:p text:style-name="P21"/>
      <text:p text:style-name="P2"><text:span text:style-name="T11">Contribuintes</text:span><text:span text:style-name="T3"> do PIS/COFINS-importação (semelhantes ao do II), </text:span><text:span text:style-name="T4">de acordo com o </text:span><text:span text:style-name="T2">RA</text:span><text:span text:style-name="T3">:</text:span></text:p>
      <text:list xml:id="list3526023965" text:style-name="L1">
        <text:list-item>
          <text:p text:style-name="P23"><text:span text:style-name="T1">importador</text:span><text:span text:style-name="T3">, assim considerada qualquer pessoa que promova a entrada de bens estrangeiros no território aduaneiro;</text:span></text:p>
        </text:list-item>
        <text:list-item>
          <text:p text:style-name="P23"><text:span text:style-name="T1">destinatário de RPI</text:span><text:span text:style-name="T3"> indicado pelo remetente;</text:span></text:p>
        </text:list-item>
        <text:list-item>
          <text:p text:style-name="P23"><text:span text:style-name="T1">adquirente</text:span><text:span text:style-name="T3"> da mercadoria entrepostada.</text:span></text:p>
        </text:list-item>
      </text:list>
      <text:p text:style-name="P22"/>
      <text:p text:style-name="P3"><text:span text:style-name="T11">Contribuintes</text:span><text:span text:style-name="T3"> do PIS/COFINS-importação, de acordo com a </text:span><text:span text:style-name="T1">L10.825/04</text:span><text:span text:style-name="T3">:</text:span></text:p>
      <text:list xml:id="list840921742" text:style-name="L2">
        <text:list-item>
          <text:p text:style-name="P24"><text:span text:style-name="T1">PF/PJ</text:span><text:span text:style-name="T3"> </text:span><text:span text:style-name="T1">contratante</text:span><text:span text:style-name="T3"> de serviços de residente/domiciliado no exterior;</text:span></text:p>
        </text:list-item>
        <text:list-item>
          <text:p text:style-name="P25">beneficiário<text:span text:style-name="T3"> do serviço, se contratante também for residente/domiciliado no exterior.</text:span></text:p>
        </text:list-item>
      </text:list>
      <text:p text:style-name="P39"/>
      <text:p text:style-name="P39"/>
      <text:p text:style-name="P4"><text:span text:style-name="T12">Responsáveis solidários</text:span><text:span text:style-name="T6"> do PIS/COFINS-importação:</text:span></text:p>
      <text:list xml:id="list1060905989" text:style-name="L3">
        <text:list-item>
          <text:p text:style-name="P26"><text:span text:style-name="T5">depositário</text:span><text:span text:style-name="T6">;</text:span></text:p>
        </text:list-item>
        <text:list-item>
          <text:p text:style-name="P26"><text:span text:style-name="T5">transportador</text:span><text:span text:style-name="T6">;</text:span></text:p>
        </text:list-item>
        <text:list-item>
          <text:p text:style-name="P26"><text:span text:style-name="T5">representante </text:span><text:span text:style-name="T6">do transportador estrangeiro;</text:span></text:p>
        </text:list-item>
        <text:list-item>
          <text:p text:style-name="P40">expedidor, operador de transporte multimodal ou subcontratados;</text:p>
        </text:list-item>
        <text:list-item>
          <text:p text:style-name="P26"><text:span text:style-name="T5">adquirente</text:span><text:span text:style-name="T6">, quando importação for a sua conta e ordem, por intermédio de PJ importadora.</text:span></text:p>
        </text:list-item>
      </text:list>
      <text:p text:style-name="P41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9">II<text:span text:style-name="T3"> → depositário e transportador são </text:span>responsáveis<text:span text:style-name="T3">.</text:span></text:p>
            <text:p text:style-name="P19">PIS/COFINS-importação<text:span text:style-name="T3"> → depositário e transportador são </text:span>responsáveis solidários<text:span text:style-name="T3">.</text:span></text:p>
          </table:table-cell>
        </table:table-row>
      </table:table>
      <text:p text:style-name="P41"/>
      <text:p text:style-name="P5"><text:span text:style-name="T6">As EBAS são </text:span><text:span text:style-name="T5">imunes</text:span><text:span text:style-name="T6"> (isentas no texto da CF) de contribuições sociais.</text:span></text:p>
      <text:p text:style-name="P42"/>
      <text:p text:style-name="P6"><text:span text:style-name="T5">REPES</text:span><text:span text:style-name="T6">:</text:span></text:p>
      <text:list xml:id="list2680000560" text:style-name="L4">
        <text:list-item>
          <text:p text:style-name="P27"><text:span text:style-name="T6">importação de bens novos de TI com </text:span><text:span text:style-name="T5">suspensão</text:span><text:span text:style-name="T6"> do PIS/COFINS-importação (e do IPI se sem similar nacional);</text:span></text:p>
        </text:list-item>
        <text:list-item>
          <text:p text:style-name="P27"><text:span text:style-name="T7">compromisso de </text:span><text:span text:style-name="T6">exportação &gt; 50% RBV anual.</text:span></text:p>
        </text:list-item>
      </text:list>
      <text:p text:style-name="P43"/>
      <text:p text:style-name="P7"><text:span text:style-name="T5">RECAP</text:span><text:span text:style-name="T6">:</text:span></text:p>
      <text:list xml:id="list1701788006" text:style-name="L5">
        <text:list-item>
          <text:p text:style-name="P28"><text:span text:style-name="T6">importação de máquinas e equipamentos com </text:span><text:span text:style-name="T5">suspensão</text:span><text:span text:style-name="T6"> do PIS/COFINS-importação;</text:span></text:p>
        </text:list-item>
        <text:list-item>
          <text:p text:style-name="P28"><text:span text:style-name="T6">exportação no ano-calendário </text:span><text:span text:style-name="T5">imediatamente anterior</text:span><text:span text:style-name="T6"> &gt;= 50% RBV → deve manter esse percentual por </text:span><text:span text:style-name="T5">2 anos</text:span><text:span text:style-name="T6">;</text:span></text:p>
        </text:list-item>
        <text:list-item>
          <text:p text:style-name="P29"><text:span text:style-name="T6">pode ser usufruído por </text:span><text:span text:style-name="T5">3 anos</text:span><text:span text:style-name="T6">.</text:span></text:p>
        </text:list-item>
      </text:list>
      <text:p text:style-name="P44"/>
      <text:p text:style-name="P8"><text:span text:style-name="T5">PJ preponderantemente exportadora</text:span><text:span text:style-name="T6">:</text:span></text:p>
      <text:list xml:id="list3604370735" text:style-name="L6">
        <text:list-item>
          <text:p text:style-name="P45">compromisso de exportação &gt;= 50% RBV;</text:p>
        </text:list-item>
        <text:list-item>
          <text:p text:style-name="P30"><text:span text:style-name="T6">importação de insumos com </text:span><text:span text:style-name="T5">suspensão</text:span><text:span text:style-name="T6"> do PIS/COFINS-importação </text:span><text:span text:style-name="T8">(e do IPI também).</text:span></text:p>
        </text:list-item>
      </text:list>
      <text:p text:style-name="P46"/>
      <text:p text:style-name="P9"><text:span text:style-name="T9">P</text:span><text:span text:style-name="T5">ADIS</text:span><text:span text:style-name="T6">:</text:span></text:p>
      <text:list xml:id="list687599774" text:style-name="L7">
        <text:list-item>
          <text:p text:style-name="P31"><text:span text:style-name="T6">importação de máquinas destinadas à indústria de semicondutores com </text:span><text:span text:style-name="T5">redução a 0%</text:span><text:span text:style-name="T6"> do PIS/COFINS-importação (e do IPI também).</text:span></text:p>
        </text:list-item>
      </text:list>
      <text:p text:style-name="P47"/>
      <text:p text:style-name="P10"><text:span text:style-name="T5">PATVD</text:span><text:span text:style-name="T6">:</text:span></text:p>
      <text:list xml:id="list182567682" text:style-name="L8">
        <text:list-item>
          <text:p text:style-name="P32"><text:soft-page-break/><text:span text:style-name="T6">importação de máquinas destinadas à fabricação de transmissores de TV digital com </text:span><text:span text:style-name="T5">redução a 0%</text:span><text:span text:style-name="T6"> do PIS/COFINS-importação.</text:span></text:p>
        </text:list-item>
      </text:list>
      <text:p text:style-name="P48"/>
      <text:p text:style-name="P11"><text:span text:style-name="T5">REIDI</text:span><text:span text:style-name="T6">:</text:span></text:p>
      <text:list xml:id="list3873749903" text:style-name="L9">
        <text:list-item>
          <text:p text:style-name="P33"><text:span text:style-name="T6">importação de máquinas para uso/incorporação em obras de infraestrutura com </text:span><text:span text:style-name="T5">suspensão</text:span><text:span text:style-name="T6"> do PIS/COFINS-importação;</text:span></text:p>
        </text:list-item>
        <text:list-item>
          <text:p text:style-name="P34"><text:span text:style-name="T6">pode ser usufruído por </text:span><text:span text:style-name="T5">5 anos</text:span><text:span text:style-name="T6">.</text:span></text:p>
        </text:list-item>
      </text:list>
      <text:p text:style-name="P49"/>
      <text:p text:style-name="P12"><text:span text:style-name="T10">R</text:span><text:span text:style-name="T5">ETID</text:span><text:span text:style-name="T6">:</text:span></text:p>
      <text:list xml:id="list1339711088" text:style-name="L10">
        <text:list-item>
          <text:p text:style-name="P35"><text:span text:style-name="T6">importação de bens de defesa nacional com </text:span><text:span text:style-name="T5">suspensão</text:span><text:span text:style-name="T6"> do PIS/COFINS, PIS/COFINS-importação e IPI;</text:span></text:p>
        </text:list-item>
        <text:list-item>
          <text:p text:style-name="P36"><text:span text:style-name="T6">optantes pelo SIMPLES </text:span><text:span text:style-name="T5">não</text:span><text:span text:style-name="T6"> podem se habilitar ao RETID;</text:span></text:p>
        </text:list-item>
        <text:list-item>
          <text:p text:style-name="P50">se PJ beneficiária do RETID vender bens de defesa nacional à União para uso privativo das FAs:</text:p>
          <text:list>
            <text:list-item>
              <text:p text:style-name="P37"><text:span text:style-name="T5">aliquota 0%</text:span><text:span text:style-name="T6"> → PIS/COFINS-importação;</text:span></text:p>
            </text:list-item>
            <text:list-item>
              <text:p text:style-name="P37"><text:span text:style-name="T5">isenção</text:span><text:span text:style-name="T6"> → IPI.</text:span></text:p>
            </text:list-item>
          </text:list>
        </text:list-item>
      </text:list>
      <text:p text:style-name="P51"/>
      <text:p text:style-name="P13"><text:span text:style-name="T5">REICOMP</text:span><text:span text:style-name="T6">:</text:span></text:p>
      <text:list xml:id="list4140874658" text:style-name="L11">
        <text:list-item>
          <text:p text:style-name="P38"><text:span text:style-name="T6">importação e compra no mercado interno com </text:span><text:span text:style-name="T5">suspensão</text:span><text:span text:style-name="T6"> do PIS/COFINS, PIS/COFINS-importação e IPI;</text:span></text:p>
        </text:list-item>
        <text:list-item>
          <text:p text:style-name="P52">beneficiários: PJ habilitada p/ fabricação de equipamentos de informática, e PJ habilitada vencedora de licitação para aquisição e assistência técnica de equipamentos de informática.</text:p>
        </text:list-item>
      </text:list>
      <text:p text:style-name="P53"/>
      <text:p text:style-name="P14"><text:span text:style-name="T5">Acetona</text:span><text:span text:style-name="T6"> p/ defensivos agrícolas → </text:span><text:span text:style-name="T5">suspensão</text:span><text:span text:style-name="T6"> PIS/COFINS-importação.</text:span></text:p>
      <text:p text:style-name="P54"/>
      <text:p text:style-name="P15"><text:span text:style-name="T5">Navegação de cabotagem/apoio portuário e marítimo</text:span><text:span text:style-name="T6"> → importação de óleo combustível com </text:span><text:span text:style-name="T5">suspensão</text:span><text:span text:style-name="T6"> PIS/COFINS-importação.</text:span></text:p>
      <text:p text:style-name="P55"/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Suspensão</text:p>
          </table:table-cell>
          <table:table-cell table:style-name="Table2.B1" office:value-type="string">
            <text:p text:style-name="P20">Redução alíquota 0%</text:p>
          </table:table-cell>
        </table:table-row>
        <table:table-row>
          <table:table-cell table:style-name="Table2.A2" office:value-type="string">
            <text:p text:style-name="P18">REPES, REIDI, REICOMP, RETID, RECAP</text:p>
            <text:p text:style-name="P18">Acetona</text:p>
            <text:p text:style-name="P18">Navegação de cabotagem</text:p>
          </table:table-cell>
          <table:table-cell table:style-name="Table2.B2" office:value-type="string">
            <text:p text:style-name="P18">PADIS, PATVD</text:p>
          </table:table-cell>
        </table:table-row>
      </table:table>
      <text:p text:style-name="P55"/>
      <text:p text:style-name="P16"><text:span text:style-name="T6">STF: é </text:span><text:span text:style-name="T5">inconstitucional</text:span><text:span text:style-name="T6"> a incluir o ICMS na BC do PIS/COFINS-importação.</text:span></text:p>
      <text:p text:style-name="P56"/>
      <text:p text:style-name="P17"><text:span text:style-name="T6">STF: é </text:span><text:span text:style-name="T5">legítima</text:span><text:span text:style-name="T6"> a cobrança do ICMS por ocasião do </text:span><text:span text:style-name="T5">desembaraço aduaneiro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5T12:17:16.013000000</dc:date>
    <meta:editing-duration>PT1H3M19S</meta:editing-duration>
    <meta:editing-cycles>36</meta:editing-cycles>
    <meta:document-statistic meta:table-count="2" meta:image-count="0" meta:object-count="0" meta:page-count="2" meta:paragraph-count="55" meta:word-count="448" meta:character-count="3094" meta:non-whitespace-character-count="2729"/>
  </office:meta>
</office:document-meta>
</file>